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626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12.1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ECG_5f_GCG">
      <style:table-properties table:display="true" style:writing-mode="lr-tb"/>
    </style:style>
    <style:style style:name="ta2" style:family="table" style:master-page-name="PageStyle_5f_ECG_5f_FCG">
      <style:table-properties table:display="true" style:writing-mode="lr-tb"/>
    </style:style>
    <style:style style:name="ta3" style:family="table" style:master-page-name="PageStyle_5f_ECG_5f_GCG_5f_EC">
      <style:table-properties table:display="true" style:writing-mode="lr-tb"/>
    </style:style>
    <style:style style:name="ta4" style:family="table" style:master-page-name="PageStyle_5f_GCG_5f_GCG_5f_GC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CG_GC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Geschossüberga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ssenwand</text:p>
          </table:table-cell>
          <table:table-cell office:value-type="string" calcext:value-type="string">
            <text:p>BKP 226, Fassadenaufbau, Fassadenbekleidung, Witterungsschutz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schossdecke</text:p>
          </table:table-cell>
          <table:table-cell office:value-type="string" calcext:value-type="string">
            <text:p>BKP 211, BKP 214, Deckenaufbau, Deckensystem, Auflager, Deckenauflager, Brandabschnitt, Feuerwidersta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terlagsboden</text:p>
          </table:table-cell>
          <table:table-cell office:value-type="string" calcext:value-type="string">
            <text:p>Estrich, Trittschalldämmung, Wärmedämmu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denbelag</text:p>
          </table:table-cell>
          <table:table-cell office:value-type="string" calcext:value-type="string">
            <text:p>Rutschfestigkeit, Hindernisfreiheit, Fugen, Schwellen, Sockelleis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kenbekleidung</text:p>
          </table:table-cell>
          <table:table-cell office:value-type="string" calcext:value-type="string">
            <text:p>Oberflächen, Oberflächenqualität, Trennfugen, Feldgrössen, Schichtstärke, Stärk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gwerk</text:p>
          </table:table-cell>
          <table:table-cell office:value-type="string" calcext:value-type="string">
            <text:p>Bauingenieur, Ingenieur, Holzbauingenieur, Aussteifung, Erdbebensicherheit, Nutzlast, Nutzungsvereinbaru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bäudehülle</text:p>
          </table:table-cell>
          <table:table-cell office:value-type="string" calcext:value-type="string">
            <text:p>Dämmperimeter, sommerlicher, Wärmeschutz, Fassadenkonstruktion, Luftdichtigkeit, Abdichtung, Wärmedämmung, Wärmebrück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andschutz</text:p>
          </table:table-cell>
          <table:table-cell office:value-type="string" calcext:value-type="string">
            <text:p>VKF, <text:s/>Brandriegel, Brennbarkeit, Fugen, Brandbeitrag, R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hallschutz</text:p>
          </table:table-cell>
          <table:table-cell office:value-type="string" calcext:value-type="string">
            <text:p>Bauphysik, Bauphysiker, Nebenwegübertragung, Nebenweg, Körperschall, Luftschall, Trittschall, Bodenaufbau, Lärmschutz, Stelldämmstreifen, Stellstreif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kustik</text:p>
          </table:table-cell>
          <table:table-cell office:value-type="string" calcext:value-type="string">
            <text:p>Oberläche, Reflektion, Absorbtion</text:p>
          </table:table-cell>
          <table:table-cell table:number-columns-repeated="16382"/>
        </table:table-row>
      </table:table>
      <table:table table:name="ECG_FCG" table:style-name="ta2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Dachran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ssenwand</text:p>
          </table:table-cell>
          <table:table-cell office:value-type="string" calcext:value-type="string">
            <text:p>BKP 226, Fassadenaufbau, Fassadenbekleidung, Witterungsschutz, Blitzschutz, Dachrandabdechung, Überstand, Tropfkante, Abbu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schossdecke</text:p>
          </table:table-cell>
          <table:table-cell office:value-type="string" calcext:value-type="string">
            <text:p>BKP 211, BKP 214, Deckenaufbau, Deckensystem, Auflager, Deckenauflager, Brandabschnitt, Feuerwidersta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chaufbau</text:p>
          </table:table-cell>
          <table:table-cell office:value-type="string" calcext:value-type="string">
            <text:p>BKP 224, Dachdecker, Spengler, Flachdach, Dacheindeckung, Dachbahn, Dichtungsbahn, Abdichtung, Abdichtungskonzept, Notüberlauf, Stauhöhe, Rückstau, Rentention, Drainange, Notdach, Notabdichtung, Bauzeitabdichtung, Dampfbremse, Dampfsperre, Dachablauf, Dachwasser, Gefälle, Gefällsschicht, Abschottu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chbelag</text:p>
          </table:table-cell>
          <table:table-cell office:value-type="string" calcext:value-type="string">
            <text:p>begehbar, befahrbar, nutzbar, Sekuranten, Anschlagspunkte, wasserführende Schicht, Nutzschicht, Freibord, Auffbordung, Entwässerung, Deckschic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kenbekleidung</text:p>
          </table:table-cell>
          <table:table-cell office:value-type="string" calcext:value-type="string">
            <text:p>Oberflächen, Oberflächenqualität, Trennfugen, Feldgrössen, Schichtstärke, Stärke, Schwedenschnit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gwerk</text:p>
          </table:table-cell>
          <table:table-cell office:value-type="string" calcext:value-type="string">
            <text:p>Bauingenieur, Ingenieur, Holzbauingenieur, Aussteifung, Erdbebensicherheit, Nutzlast, Nutzungsvereinbarung, Auflas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bäudehülle</text:p>
          </table:table-cell>
          <table:table-cell office:value-type="string" calcext:value-type="string">
            <text:p>Dämmperimeter, sommerlicher, Wärmeschutz, Fassadenkonstruktion, Luftdichtigkeit, Abdichtung, Wärmedämmung, Wärmebrück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andschutz</text:p>
          </table:table-cell>
          <table:table-cell office:value-type="string" calcext:value-type="string">
            <text:p>VKF, <text:s/>Brandriegel, Brennbarkeit, Fugen, Brandbeitrag, R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hallschutz</text:p>
          </table:table-cell>
          <table:table-cell office:value-type="string" calcext:value-type="string">
            <text:p>Bauphysik, Bauphysiker, Nebenwegübertragung, Nebenweg, Körperschall, Luftschall, Trittschall, Bodenaufbau, Lärmschutz, Stelldämmstreifen, Stellstreif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kustik</text:p>
          </table:table-cell>
          <table:table-cell office:value-type="string" calcext:value-type="string">
            <text:p>Oberläche, Reflektion, Absorbtion</text:p>
          </table:table-cell>
          <table:table-cell table:number-columns-repeated="16382"/>
        </table:table-row>
      </table:table>
      <table:table table:name="ECG_GCG_EC" table:style-name="ta3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2" table:number-columns-repeated="16382" table:default-cell-style-name="Default"/>
        <table:table-row table:style-name="ro1">
          <table:table-cell table:style-name="ce1" office:value-type="string" calcext:value-type="string">
            <text:p>keyword</text:p>
          </table:table-cell>
          <table:table-cell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ssenwand</text:p>
          </table:table-cell>
          <table:table-cell office:value-type="string" calcext:value-type="string">
            <text:p>BKP 226, Fassadenaufbau, Fassadenbekleidung, Witterungsschutz, Spritzschutz, Erdreich, Terrain, erdberührt, Spritzschutz, Erdung, Dachwasser, Dichtigkeitsklass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schossdecke</text:p>
          </table:table-cell>
          <table:table-cell office:value-type="string" calcext:value-type="string">
            <text:p>BKP 211, BKP 214, Deckenaufbau, Deckensystem, Auflager, Deckenauflager, Brandabschnitt, Feuerwidersta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terlagsboden</text:p>
          </table:table-cell>
          <table:table-cell office:value-type="string" calcext:value-type="string">
            <text:p>Estrich, Trittschalldämmung, Wärmedämmung, Stauchung, Druckfestigkeit, Trennfugen, Feldgrössen, Schichtstärk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denbelag</text:p>
          </table:table-cell>
          <table:table-cell office:value-type="string" calcext:value-type="string">
            <text:p>Rutschfestigkeit, Hindernisfreiheit, Fugen, Schwellen, Sockelleis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kenbekleidung</text:p>
          </table:table-cell>
          <table:table-cell office:value-type="string" calcext:value-type="string">
            <text:p>Oberflächen, Oberflächenqualität, Stärke, Kondensat, Untersic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gwerk</text:p>
          </table:table-cell>
          <table:table-cell office:value-type="string" calcext:value-type="string">
            <text:p>Bauingenieur, Ingenieur, Holzbauingenieur, Aussteifung, Erdbebensicherheit, Nutzlast, Nutzungsvereinbarung, Auflas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bäudehülle</text:p>
          </table:table-cell>
          <table:table-cell office:value-type="string" calcext:value-type="string">
            <text:p>Dämmperimeter, sommerlicher, Wärmeschutz, Fassadenkonstruktion, Luftdichtigkeit, Abdichtung, Wärmedämmung, Wärmebrück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nterfüllung</text:p>
          </table:table-cell>
          <table:table-cell office:value-type="string" calcext:value-type="string">
            <text:p>Wasserführung, Versickeru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andschutz</text:p>
          </table:table-cell>
          <table:table-cell office:value-type="string" calcext:value-type="string">
            <text:p>VKF, <text:s/>Brandriegel, Brennbarkeit, Fugen, Brandbeitrag, R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hallschutz</text:p>
          </table:table-cell>
          <table:table-cell office:value-type="string" calcext:value-type="string">
            <text:p>Bauphysik, Bauphysiker, Nebenwegübertragung, Nebenweg, Körperschall, Luftschall, Trittschall, Bodenaufbau, Lärmschutz, Stelldämmstreifen, Stellstreif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kustik</text:p>
          </table:table-cell>
          <table:table-cell office:value-type="string" calcext:value-type="string">
            <text:p>Oberläche, Reflektion, Absorbtion</text:p>
          </table:table-cell>
          <table:table-cell table:number-columns-repeated="16382"/>
        </table:table-row>
      </table:table>
      <table:table table:name="GCG_GCG_GCG" table:style-name="ta4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Trennwan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nnenwand</text:p>
          </table:table-cell>
          <table:table-cell office:value-type="string" calcext:value-type="string">
            <text:p>BKP 271, Trennschicht, Federschicht, Entkoppelung, Trennung, Sockelleis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schossdecke</text:p>
          </table:table-cell>
          <table:table-cell office:value-type="string" calcext:value-type="string">
            <text:p>BKP 211, BKP 214, Deckenaufbau, Deckensystem, Auflager, Deckenauflager, Brandabschnitt, Feuerwiderstand, Spannweite, Raster,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terlagsboden</text:p>
          </table:table-cell>
          <table:table-cell office:value-type="string" calcext:value-type="string">
            <text:p>Estrich, Trittschalldämmung, Wärmedämmung, Stauchung, Druckfestigkeit, Trennfugen, Feldgrössen, Schichtstärk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denbelag</text:p>
          </table:table-cell>
          <table:table-cell office:value-type="string" calcext:value-type="string">
            <text:p>Rutschfestigkeit, Hindernisfreiheit, Fugen, Schwellen, Sockelleist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kenbekleidung</text:p>
          </table:table-cell>
          <table:table-cell office:value-type="string" calcext:value-type="string">
            <text:p>Oberflächen, Oberflächenqualität, Stärke, Kondensat, Untersich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gwerk</text:p>
          </table:table-cell>
          <table:table-cell office:value-type="string" calcext:value-type="string">
            <text:p>Bauingenieur, Ingenieur, Holzbauingenieur, Aussteifung, Erdbebensicherheit, Nutzlast, Nutzungsvereinbarung, Auflas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bäudehülle</text:p>
          </table:table-cell>
          <table:table-cell office:value-type="string" calcext:value-type="string">
            <text:p>Dämmperimeter, sommerlicher, Wärmeschutz, Fassadenkonstruktion, Luftdichtigkeit, Abdichtung, Wärmedämmung, Wärmebrück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andschutz</text:p>
          </table:table-cell>
          <table:table-cell office:value-type="string" calcext:value-type="string">
            <text:p>VKF, <text:s/>Brandriegel, Brennbarkeit, Fugen, Brandbeitrag, R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hallschutz</text:p>
          </table:table-cell>
          <table:table-cell office:value-type="string" calcext:value-type="string">
            <text:p>Bauphysik, Bauphysiker, Nebenwegübertragung, Nebenweg, Körperschall, Luftschall, Trittschall, Bodenaufbau, Lärmschutz, Stelldämmstreifen, Stellstreif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kustik</text:p>
          </table:table-cell>
          <table:table-cell office:value-type="string" calcext:value-type="string">
            <text:p>Oberläche, Reflektion, Absorbtion</text:p>
          </table:table-cell>
          <table:table-cell table:number-columns-repeated="16382"/>
        </table:table-row>
      </table:table>
      <table:table table:name="Sheet5" table:style-name="ta5">
        <office:forms form:automatic-focus="false" form:apply-design-mode="false"/>
        <table:table-column table:style-name="co4" table:number-columns-repeated="5" table:default-cell-style-name="Default"/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Capital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table:formula="of:=[.B2]*2" office:value-type="float" office:value="1" calcext:value-type="float">
            <text:p>1</text:p>
          </table:table-cell>
          <table:table-cell/>
          <table:table-cell office:value-type="string" calcext:value-type="string">
            <text:p>Takeprofi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B3]*2" office:value-type="float" office:value="2" calcext:value-type="float">
            <text:p>2</text:p>
          </table:table-cell>
          <table:table-cell/>
          <table:table-cell office:value-type="string" calcext:value-type="string">
            <text:p>Stoplos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B4]*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B5]*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B6]*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B7]*2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B8]*2" office:value-type="float" office:value="64" calcext:value-type="float">
            <text:p>64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2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 style:data-style-name="N2" text:time-value="16:51:45.9553830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CG_5f_GCG" style:display-name="PageStyle_ECG_GC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CG_5f_FCG" style:display-name="PageStyle_ECG_FC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CG_5f_GCG_5f_GCG" style:display-name="PageStyle_GCG_GCG_GC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CG_5f_GCG_5f_EC" style:display-name="PageStyle_ECG_GCG_E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ne Nyffeler</meta:initial-creator>
    <meta:creation-date>2025-02-08T11:04:35</meta:creation-date>
    <dc:date>2025-02-17T18:49:09.282904191</dc:date>
    <meta:editing-duration>PT2H17M7S</meta:editing-duration>
    <meta:generator>LibreOffice/24.8.4.2$Linux_X86_64 LibreOffice_project/3e97788786b20d724e2ed0ea7a111abce73cab63</meta:generator>
    <meta:editing-cycles>5</meta:editing-cycles>
    <meta:document-statistic meta:table-count="5" meta:cell-count="109" meta:object-count="0"/>
    <meta:user-defined meta:name="AppVersion">16.0300</meta:user-defined>
  </office:meta>
</office:document-meta>
</file>